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hier des Charges - Projet Web "Prévisions Météo &amp; Climat"</text:h>
      <text:h text:style-name="Heading_20_2" text:outline-level="2">1. Contexte du Projet</text:h>
      <text:h text:style-name="Heading_20_3" text:outline-level="3">1.1 Objectif Général</text:h>
      <text:p text:style-name="Text_20_body">Développer un site web de prévisions météorologiques pour la France métropolitaine, permettant aux utilisateurs de consulter les conditions météorologiques actuelles et futures par région, département et ville.</text:p>
      <text:h text:style-name="Heading_20_3" text:outline-level="3">1.2 Public Cible</text:h>
      <text:list text:style-name="L1">
        <text:list-item>
          <text:p text:style-name="P2">Professionnels (BTP, agriculture) </text:p>
        </text:list-item>
        <text:list-item>
          <text:p text:style-name="P2">Sportifs </text:p>
        </text:list-item>
        <text:list-item>
          <text:p text:style-name="P1">Grand public </text:p>
        </text:list-item>
      </text:list>
      <text:h text:style-name="Heading_20_2" text:outline-level="2">2. Fonctionnalités Principales</text:h>
      <text:h text:style-name="Heading_20_3" text:outline-level="3">2.1 Interface de Sélection Géographique</text:h>
      <text:list text:style-name="L2">
        <text:list-item>
          <text:p text:style-name="P4">Carte interactive des régions françaises </text:p>
        </text:list-item>
        <text:list-item>
          <text:p text:style-name="P4">Sélection du département </text:p>
        </text:list-item>
        <text:list-item>
          <text:p text:style-name="P3">Liste déroulante des villes </text:p>
        </text:list-item>
      </text:list>
      <text:h text:style-name="Heading_20_3" text:outline-level="3">2.2 Affichage Météorologique</text:h>
      <text:list text:style-name="L3">
        <text:list-item>
          <text:p text:style-name="P6">Prévisions météo du jour </text:p>
        </text:list-item>
        <text:list-item>
          <text:p text:style-name="P6">Prévisions pour les jours suivants </text:p>
        </text:list-item>
        <text:list-item>
          <text:p text:style-name="P5">Options de personnalisation de l'affichage (niveau de détail) </text:p>
        </text:list-item>
      </text:list>
      <text:h text:style-name="Heading_20_2" text:outline-level="2">3. Exigences Techniques</text:h>
      <text:h text:style-name="Heading_20_3" text:outline-level="3">3.1 Architecture</text:h>
      <text:list text:style-name="L4">
        <text:list-item>
          <text:p text:style-name="P8">Architecture 3 tiers : </text:p>
          <text:list>
            <text:list-item>
              <text:p text:style-name="P8">Navigateur client </text:p>
            </text:list-item>
            <text:list-item>
              <text:p text:style-name="P8">Serveur Web </text:p>
            </text:list-item>
            <text:list-item>
              <text:p text:style-name="P7">APIs météorologiques </text:p>
            </text:list-item>
          </text:list>
        </text:list-item>
      </text:list>
      <text:h text:style-name="Heading_20_3" text:outline-level="3">3.2 Technologies</text:h>
      <text:list text:style-name="L5">
        <text:list-item>
          <text:p text:style-name="P10">HTML5 </text:p>
        </text:list-item>
        <text:list-item>
          <text:p text:style-name="P10">CSS3 </text:p>
        </text:list-item>
        <text:list-item>
          <text:p text:style-name="P10">PHP 8 </text:p>
        </text:list-item>
        <text:list-item>
          <text:p text:style-name="P9">Utilisation d'APIs météorologiques (JSON et XML) </text:p>
        </text:list-item>
      </text:list>
      <text:h text:style-name="Heading_20_3" text:outline-level="3"><text:soft-page-break/>3.3 Fonctionnalités Techniques Spécifiques</text:h>
      <text:h text:style-name="Heading_20_4" text:outline-level="4">3.3.1 Page Technique</text:h>
      <text:list text:style-name="L6">
        <text:list-item>
          <text:p text:style-name="P12">Intégration de l'API NASA APOD (image/vidéo du jour) </text:p>
        </text:list-item>
        <text:list-item>
          <text:p text:style-name="P11">Géolocalisation approximative par adresse IP </text:p>
        </text:list-item>
      </text:list>
      <text:h text:style-name="Heading_20_4" text:outline-level="4">3.3.2 Stockage et Cookies</text:h>
      <text:list text:style-name="L7">
        <text:list-item>
          <text:p text:style-name="P14">Stockage côté serveur des villes consultées (format CSV) </text:p>
        </text:list-item>
        <text:list-item>
          <text:p text:style-name="P14">Cookie pour mémoriser : </text:p>
          <text:list>
            <text:list-item>
              <text:p text:style-name="P14">Dernière ville consultée </text:p>
            </text:list-item>
            <text:list-item>
              <text:p text:style-name="P13">Choix de la charte graphique (mode jour/nuit) </text:p>
            </text:list-item>
          </text:list>
        </text:list-item>
      </text:list>
      <text:h text:style-name="Heading_20_4" text:outline-level="4">3.3.3 Statistiques</text:h>
      <text:list text:style-name="L8">
        <text:list-item>
          <text:p text:style-name="P16">Génération d'un histogramme des villes les plus consultées </text:p>
        </text:list-item>
        <text:list-item>
          <text:p text:style-name="P15">Compteur de visiteurs </text:p>
        </text:list-item>
      </text:list>
      <text:h text:style-name="Heading_20_2" text:outline-level="2">4. Recommandations Ergonomiques</text:h>
      <text:h text:style-name="Heading_20_3" text:outline-level="3">4.1 Design</text:h>
      <text:list text:style-name="L9">
        <text:list-item>
          <text:p text:style-name="P18">Site esthétique et ergonomique </text:p>
        </text:list-item>
        <text:list-item>
          <text:p text:style-name="P18">Logo personnalisé </text:p>
        </text:list-item>
        <text:list-item>
          <text:p text:style-name="P18">Favicon </text:p>
        </text:list-item>
        <text:list-item>
          <text:p text:style-name="P17">Charte graphique soignée </text:p>
        </text:list-item>
      </text:list>
      <text:h text:style-name="Heading_20_3" text:outline-level="3">4.2 Accessibilité</text:h>
      <text:list text:style-name="L10">
        <text:list-item>
          <text:p text:style-name="P20">Validation W3C </text:p>
        </text:list-item>
        <text:list-item>
          <text:p text:style-name="P20">Respect des normes d'accessibilité </text:p>
        </text:list-item>
        <text:list-item>
          <text:p text:style-name="P19">Performance des pages </text:p>
        </text:list-item>
      </text:list>
      <text:h text:style-name="Heading_20_2" text:outline-level="2">5. Fonctionnalités Optionnelles</text:h>
      <text:list text:style-name="L11">
        <text:list-item>
          <text:p text:style-name="P22">Agrégation de sources de données supplémentaires </text:p>
        </text:list-item>
        <text:list-item>
          <text:p text:style-name="P22">Alertes météo </text:p>
        </text:list-item>
        <text:list-item>
          <text:p text:style-name="P21">Informations sur le changement climatique </text:p>
        </text:list-item>
      </text:list>
      <text:h text:style-name="Heading_20_2" text:outline-level="2">6. Livrables Attendus</text:h>
      <text:h text:style-name="Heading_20_3" text:outline-level="3">6.1 Livrables Techniques</text:h>
      <text:list text:style-name="L12">
        <text:list-item>
          <text:p text:style-name="P24">Site web en ligne </text:p>
        </text:list-item>
        <text:list-item>
          <text:p text:style-name="P24">Code source complet </text:p>
        </text:list-item>
        <text:list-item>
          <text:p text:style-name="P24">Documentation PHP (PHPDoc) </text:p>
        </text:list-item>
        <text:list-item>
          <text:p text:style-name="P23">Fichier README.md </text:p>
        </text:list-item>
      </text:list>
      <text:h text:style-name="Heading_20_3" text:outline-level="3"><text:soft-page-break/>6.2 Documentation de Projet</text:h>
      <text:list text:style-name="L13">
        <text:list-item>
          <text:p text:style-name="P26">Rapport de 5-10 pages comprenant : </text:p>
          <text:list>
            <text:list-item>
              <text:p text:style-name="P26">Membres de l'équipe </text:p>
            </text:list-item>
            <text:list-item>
              <text:p text:style-name="P26">Répartition des tâches </text:p>
            </text:list-item>
            <text:list-item>
              <text:p text:style-name="P26">Diagramme de Gantt </text:p>
            </text:list-item>
            <text:list-item>
              <text:p text:style-name="P26">Diagramme de cas d'utilisation </text:p>
            </text:list-item>
            <text:list-item>
              <text:p text:style-name="P26">Choix techniques </text:p>
            </text:list-item>
            <text:list-item>
              <text:p text:style-name="P25">Mockups des pages </text:p>
            </text:list-item>
          </text:list>
        </text:list-item>
      </text:list>
      <text:h text:style-name="Heading_20_3" text:outline-level="3">6.3 Présentation</text:h>
      <text:list text:style-name="L14">
        <text:list-item>
          <text:p text:style-name="P28">Vidéo de démonstration (3 min max) </text:p>
        </text:list-item>
        <text:list-item>
          <text:p text:style-name="P27">Soutenance (5 min, 5 slides max) </text:p>
        </text:list-item>
      </text:list>
      <text:h text:style-name="Heading_20_2" text:outline-level="2">7. Planning</text:h>
      <text:list text:style-name="L15">
        <text:list-item>
          <text:p text:style-name="P30">Semaine 13 : Premier point d'avancement </text:p>
        </text:list-item>
        <text:list-item>
          <text:p text:style-name="P30">Semaine 15 : Release intermédiaire (50% du projet) </text:p>
        </text:list-item>
        <text:list-item>
          <text:p text:style-name="P30">Dimanche 20 avril 2025 : Date limite de rendu </text:p>
        </text:list-item>
        <text:list-item>
          <text:p text:style-name="P29">Semaine 18 : Soutenances </text:p>
        </text:list-item>
      </text:list>
      <text:h text:style-name="Heading_20_2" text:outline-level="2">8. Critères d'Évaluation</text:h>
      <text:list text:style-name="L16">
        <text:list-item>
          <text:p text:style-name="P32">Niveau de réalisation </text:p>
        </text:list-item>
        <text:list-item>
          <text:p text:style-name="P32">Originalité </text:p>
        </text:list-item>
        <text:list-item>
          <text:p text:style-name="P32">Maîtrise technique (HTML5, CSS3, PHP8) </text:p>
        </text:list-item>
        <text:list-item>
          <text:p text:style-name="P32">Ergonomie et esthétique </text:p>
        </text:list-item>
        <text:list-item>
          <text:p text:style-name="P32">Qualité du code </text:p>
        </text:list-item>
        <text:list-item>
          <text:p text:style-name="P31">Démonstration et présentation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uardia Achab</meta:initial-creator>
    <meta:creation-date>2025-03-25T21:41:36.068000000</meta:creation-date>
    <dc:date>2025-03-25T21:42:30.718000000</dc:date>
    <dc:creator>Ouardia Achab</dc:creator>
    <meta:editing-duration>PT55S</meta:editing-duration>
    <meta:editing-cycles>1</meta:editing-cycles>
    <meta:document-statistic meta:table-count="0" meta:image-count="0" meta:object-count="0" meta:page-count="3" meta:paragraph-count="83" meta:word-count="389" meta:character-count="2477" meta:non-whitespace-character-count="2171"/>
    <meta:generator>LibreOffice/7.4.1.2$Windows_X86_64 LibreOffice_project/3c58a8f3a960df8bc8fd77b461821e42c061c5f0</meta:generator>
  </office:meta>
</office:document-meta>
</file>